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" manifest:version="1.2" manifest:media-type="application/vnd.oasis.opendocument.text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manifest.rdf" manifest:media-type="application/rdf+xml"/>
  <manifest:file-entry manifest:full-path="Object 29/styles.xml" manifest:media-type="text/xml"/>
  <manifest:file-entry manifest:full-path="Object 29/content.xml" manifest:media-type="text/xml"/>
  <manifest:file-entry manifest:full-path="Object 29/" manifest:version="1.2" manifest:media-type="application/vnd.oasis.opendocument.text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tyles.xml" manifest:media-type="text/xml"/>
  <manifest:file-entry manifest:full-path="Object 8/settings.xml" manifest:media-type="text/xml"/>
  <manifest:file-entry manifest:full-path="Object 8/manifest.rdf" manifest:media-type="application/rdf+xml"/>
  <manifest:file-entry manifest:full-path="Object 8/" manifest:version="1.2" manifest:media-type="application/vnd.oasis.opendocument.text"/>
  <manifest:file-entry manifest:full-path="Object 28/manifest.rdf" manifest:media-type="application/rdf+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tyles.xml" manifest:media-type="text/xml"/>
  <manifest:file-entry manifest:full-path="Object 28/settings.xml" manifest:media-type="text/xml"/>
  <manifest:file-entry manifest:full-path="Object 28/" manifest:version="1.2" manifest:media-type="application/vnd.oasis.opendocument.text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text"/>
  <manifest:file-entry manifest:full-path="Object 18/Configurations2/" manifest:media-type="application/vnd.sun.xml.ui.configuration"/>
  <manifest:file-entry manifest:full-path="Object 18/manifest.rdf" manifest:media-type="application/rdf+xml"/>
  <manifest:file-entry manifest:full-path="Object 18/settings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version="1.2" manifest:media-type="application/vnd.oasis.opendocument.text"/>
  <manifest:file-entry manifest:full-path="Object 20/styles.xml" manifest:media-type="text/xml"/>
  <manifest:file-entry manifest:full-path="Object 20/manifest.rdf" manifest:media-type="application/rdf+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text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tyles.xml" manifest:media-type="text/xml"/>
  <manifest:file-entry manifest:full-path="Object 11/settings.xml" manifest:media-type="text/xml"/>
  <manifest:file-entry manifest:full-path="Object 11/manifest.rdf" manifest:media-type="application/rdf+xml"/>
  <manifest:file-entry manifest:full-path="Object 11/" manifest:version="1.2" manifest:media-type="application/vnd.oasis.opendocument.text"/>
  <manifest:file-entry manifest:full-path="Object 17/styles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manifest.rdf" manifest:media-type="application/rdf+xml"/>
  <manifest:file-entry manifest:full-path="Object 17/Configurations2/" manifest:media-type="application/vnd.sun.xml.ui.configuration"/>
  <manifest:file-entry manifest:full-path="Object 17/" manifest:version="1.2" manifest:media-type="application/vnd.oasis.opendocument.text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" manifest:version="1.2" manifest:media-type="application/vnd.oasis.opendocument.text"/>
  <manifest:file-entry manifest:full-path="Object 23/manifest.rdf" manifest:media-type="application/rdf+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version="1.2" manifest:media-type="application/vnd.oasis.opendocument.text"/>
  <manifest:file-entry manifest:full-path="Object 13/Configurations2/" manifest:media-type="application/vnd.sun.xml.ui.configuration"/>
  <manifest:file-entry manifest:full-path="Object 13/styles.xml" manifest:media-type="text/xml"/>
  <manifest:file-entry manifest:full-path="Object 13/manifest.rdf" manifest:media-type="application/rdf+xml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text"/>
  <manifest:file-entry manifest:full-path="meta.xml" manifest:media-type="text/xml"/>
  <manifest:file-entry manifest:full-path="Object 12/manifest.rdf" manifest:media-type="application/rdf+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styles.xml" manifest:media-type="text/xml"/>
  <manifest:file-entry manifest:full-path="Object 12/" manifest:version="1.2" manifest:media-type="application/vnd.oasis.opendocument.text"/>
  <manifest:file-entry manifest:full-path="ObjectReplacements/Object 10" manifest:media-type="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7" manifest:media-type="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"/>
  <manifest:file-entry manifest:full-path="ObjectReplacements/Object 21" manifest:media-type="application/x-openoffice-gdimetafile;windows_formatname=&quot;GDIMetaFile&quot;"/>
  <manifest:file-entry manifest:full-path="Object 10/Configurations2/" manifest:media-type="application/vnd.sun.xml.ui.configuration"/>
  <manifest:file-entry manifest:full-path="Object 10/manifest.rdf" manifest:media-type="application/rdf+xml"/>
  <manifest:file-entry manifest:full-path="Object 10/settings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4/Configurations2/" manifest:media-type="application/vnd.sun.xml.ui.configuration"/>
  <manifest:file-entry manifest:full-path="Object 14/styles.xml" manifest:media-type="text/xml"/>
  <manifest:file-entry manifest:full-path="Object 14/content.xml" manifest:media-type="text/xml"/>
  <manifest:file-entry manifest:full-path="Object 14/manifest.rdf" manifest:media-type="application/rdf+xml"/>
  <manifest:file-entry manifest:full-path="Object 14/settings.xml" manifest:media-type="text/xml"/>
  <manifest:file-entry manifest:full-path="Object 14/" manifest:version="1.2" manifest:media-type="application/vnd.oasis.opendocument.text"/>
  <manifest:file-entry manifest:full-path="Object 26/styles.xml" manifest:media-type="text/xml"/>
  <manifest:file-entry manifest:full-path="Object 26/manifest.rdf" manifest:media-type="application/rdf+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text"/>
  <manifest:file-entry manifest:full-path="Object 15/content.xml" manifest:media-type="text/xml"/>
  <manifest:file-entry manifest:full-path="Object 15/styles.xml" manifest:media-type="text/xml"/>
  <manifest:file-entry manifest:full-path="Object 15/manifest.rdf" manifest:media-type="application/rdf+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text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text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styles.xml" manifest:media-type="text/xml"/>
  <manifest:file-entry manifest:full-path="Object 21/manifest.rdf" manifest:media-type="application/rdf+xml"/>
  <manifest:file-entry manifest:full-path="Object 21/" manifest:version="1.2" manifest:media-type="application/vnd.oasis.opendocument.text"/>
  <manifest:file-entry manifest:full-path="Object 16/content.xml" manifest:media-type="text/xml"/>
  <manifest:file-entry manifest:full-path="Object 16/styles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manifest.rdf" manifest:media-type="application/rdf+xml"/>
  <manifest:file-entry manifest:full-path="Object 16/" manifest:version="1.2" manifest:media-type="application/vnd.oasis.opendocument.text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text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tyles.xml" manifest:media-type="text/xml"/>
  <manifest:file-entry manifest:full-path="Object 22/manifest.rdf" manifest:media-type="application/rdf+xml"/>
  <manifest:file-entry manifest:full-path="Object 22/settings.xml" manifest:media-type="text/xml"/>
  <manifest:file-entry manifest:full-path="Object 22/" manifest:version="1.2" manifest:media-type="application/vnd.oasis.opendocument.text"/>
  <manifest:file-entry manifest:full-path="Object 7/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manifest.rdf" manifest:media-type="application/rdf+xml"/>
  <manifest:file-entry manifest:full-path="Object 7/" manifest:version="1.2" manifest:media-type="application/vnd.oasis.opendocument.text"/>
  <manifest:file-entry manifest:full-path="Object 27/content.xml" manifest:media-type="text/xml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styles.xml" manifest:media-type="text/xml"/>
  <manifest:file-entry manifest:full-path="Object 27/manifest.rdf" manifest:media-type="application/rdf+xml"/>
  <manifest:file-entry manifest:full-path="Object 27/" manifest:version="1.2" manifest:media-type="application/vnd.oasis.opendocument.text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manifest.rdf" manifest:media-type="application/rdf+xml"/>
  <manifest:file-entry manifest:full-path="Object 25/styles.xml" manifest:media-type="text/xml"/>
  <manifest:file-entry manifest:full-path="Object 25/content.xml" manifest:media-type="text/xml"/>
  <manifest:file-entry manifest:full-path="Object 25/" manifest:version="1.2" manifest:media-type="application/vnd.oasis.opendocument.text"/>
  <manifest:file-entry manifest:full-path="Object 19/styles.xml" manifest:media-type="text/xml"/>
  <manifest:file-entry manifest:full-path="Object 19/settings.xml" manifest:media-type="text/xml"/>
  <manifest:file-entry manifest:full-path="Object 19/manifest.rdf" manifest:media-type="application/rdf+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text"/>
  <manifest:file-entry manifest:full-path="Object 5/manifest.rdf" manifest:media-type="application/rdf+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settings.xml" manifest:media-type="text/xml"/>
  <manifest:file-entry manifest:full-path="Object 5/" manifest:version="1.2" manifest:media-type="application/vnd.oasis.opendocument.text"/>
  <manifest:file-entry manifest:full-path="Object 24/styles.xml" manifest:media-type="text/xml"/>
  <manifest:file-entry manifest:full-path="Object 24/settings.xml" manifest:media-type="text/xml"/>
  <manifest:file-entry manifest:full-path="Object 24/manifest.rdf" manifest:media-type="application/rdf+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text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369a3" draw:marker-start-width="0.35cm" draw:marker-end-width="0.35cm" draw:fill="solid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3465a4" draw:marker-start-width="0.35cm" draw:marker-end-width="0.35cm" draw:fill="solid" draw:textarea-vertical-align="middle" fo:padding-top="0.175cm" fo:padding-bottom="0.175cm" fo:padding-left="0.3cm" fo:padding-right="0.3cm"/>
    </style:style>
    <style:style style:name="gr3" style:family="graphic" style:parent-style-name="Object_20_with_20_no_20_fill_20_and_20_no_20_line">
      <style:graphic-properties svg:stroke-color="#0369a3" draw:textarea-horizontal-align="center" draw:textarea-vertical-align="middle" draw:ole-draw-aspect="1"/>
    </style:style>
    <style:style style:name="gr4" style:family="graphic" style:parent-style-name="standard">
      <style:graphic-properties svg:stroke-color="#ff0000" draw:fill-color="#f10d0c" draw:textarea-horizontal-align="justify" draw:textarea-vertical-align="middle" draw:auto-grow-height="false" fo:min-height="0.057cm" fo:min-width="0cm"/>
    </style:style>
    <style:style style:name="gr5" style:family="graphic" style:parent-style-name="standard">
      <style:graphic-properties svg:stroke-color="#ff0000" draw:fill-color="#f10d0c" draw:textarea-horizontal-align="justify" draw:textarea-vertical-align="middle" draw:auto-grow-height="false" fo:min-height="0.058cm" fo:min-width="0cm"/>
    </style:style>
    <style:style style:name="gr6" style:family="graphic" style:parent-style-name="standard">
      <style:graphic-properties svg:stroke-width="0.05cm" svg:stroke-color="#aadcf7" draw:marker-start-width="0.28cm" draw:marker-end-width="0.28cm" draw:fill-color="#0369a3" draw:textarea-horizontal-align="justify" draw:textarea-vertical-align="middle" draw:auto-grow-height="false" fo:min-height="1.725cm" fo:min-width="1.043cm" fo:padding-top="0.15cm" fo:padding-bottom="0.15cm" fo:padding-left="0.275cm" fo:padding-right="0.275cm"/>
      <style:paragraph-properties style:writing-mode="lr-tb"/>
    </style:style>
    <style:style style:name="gr7" style:family="graphic" style:parent-style-name="Object_20_with_20_no_20_fill_20_and_20_no_20_line">
      <style:graphic-properties svg:stroke-color="#3465a4" draw:textarea-horizontal-align="center" draw:textarea-vertical-align="middle" draw:ole-draw-aspect="1"/>
    </style:style>
    <style:style style:name="gr8" style:family="graphic" style:parent-style-name="objectwithoutfill">
      <style:graphic-properties svg:stroke-width="0.1cm" svg:stroke-color="#808080" draw:marker-start-width="0.35cm" draw:marker-end-width="0.35cm" draw:fill="solid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2cm" svg:stroke-color="#000000" draw:marker-start-width="0.38cm" draw:marker-end-width="0.38cm" draw:fill="none" draw:textarea-vertical-align="middle" fo:padding-top="0.185cm" fo:padding-bottom="0.185cm" fo:padding-left="0.31cm" fo:padding-right="0.31cm"/>
    </style:style>
    <style:style style:name="gr10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3" style:family="graphic" style:parent-style-name="standard">
      <style:graphic-properties svg:stroke-color="#023f62" draw:fill-color="#023f62" draw:textarea-horizontal-align="justify" draw:textarea-vertical-align="middle" draw:auto-grow-height="false" fo:min-height="0.057cm" fo:min-width="0cm"/>
    </style:style>
    <style:style style:name="gr14" style:family="graphic" style:parent-style-name="objectwithoutfill">
      <style:graphic-properties svg:stroke-width="0.1cm" svg:stroke-color="#0369a3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10d0c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-color="#0369a3"/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023f62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4.9cm" svg:y1="17cm" svg:x2="36.7cm" svg:y2="17cm">
          <text:p/>
        </draw:line>
        <draw:line draw:style-name="gr1" draw:text-style-name="P1" draw:layer="layout" svg:x1="22cm" svg:y1="13cm" svg:x2="22cm" svg:y2="11.2cm">
          <text:p/>
        </draw:line>
        <draw:line draw:style-name="gr1" draw:text-style-name="P1" draw:layer="layout" svg:x1="18.3cm" svg:y1="14.3cm" svg:x2="18.274cm" svg:y2="11.1cm">
          <text:p/>
        </draw:line>
        <draw:line draw:style-name="gr1" draw:text-style-name="P1" draw:layer="layout" svg:x1="22.1cm" svg:y1="15.5cm" svg:x2="25.1cm" svg:y2="15.5cm">
          <text:p/>
        </draw:line>
        <draw:line draw:style-name="gr2" draw:text-style-name="P1" draw:layer="layout" svg:x1="10.312cm" svg:y1="14.25cm" svg:x2="7.978cm" svg:y2="14.25cm">
          <text:p/>
        </draw:line>
        <draw:line draw:style-name="gr1" draw:text-style-name="P1" draw:layer="layout" svg:x1="36.7cm" svg:y1="21.8cm" svg:x2="8cm" svg:y2="21.966cm">
          <text:p/>
        </draw:line>
        <draw:frame draw:style-name="gr3" draw:text-style-name="P2" draw:layer="layout" svg:width="2.645cm" svg:height="1.353cm" svg:x="5.9cm" svg:y="12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1" draw:text-style-name="P1" draw:layer="layout" svg:x1="15.3cm" svg:y1="14.3cm" svg:x2="12.6cm" svg:y2="14.3cm">
          <text:p/>
        </draw:line>
        <draw:line draw:style-name="gr1" draw:text-style-name="P1" draw:layer="layout" svg:x1="7.978cm" svg:y1="17.888cm" svg:x2="7.978cm" svg:y2="14.25cm">
          <text:p/>
        </draw:line>
        <draw:custom-shape draw:style-name="gr4" draw:text-style-name="P3" draw:layer="layout" svg:width="0.361cm" svg:height="0.433cm" svg:x="7.751cm" svg:y="13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cm" svg:y1="22cm" svg:x2="7.978cm" svg:y2="20.407cm">
          <text:p/>
        </draw:line>
        <draw:custom-shape draw:style-name="gr5" draw:text-style-name="P3" draw:layer="layout" svg:width="0.36cm" svg:height="0.434cm" svg:x="7.754cm" svg:y="21.8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.251cm" svg:height="2.863cm" svg:x="6.788cm" svg:y="17.544cm">
          <text:p text:style-name="P4"/>
          <text:p text:style-name="P4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.318cm" svg:height="1.687cm" svg:x="5.682cm" svg:y="18.41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2" draw:layer="layout" svg:width="2.431cm" svg:height="3.496cm" svg:x="5.7cm" svg:y="16.74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8" draw:text-style-name="P1" draw:layer="layout" svg:x1="20.4cm" svg:y1="15.5cm" svg:x2="20.4cm" svg:y2="13.261cm">
          <text:p/>
        </draw:line>
        <draw:line draw:style-name="gr1" draw:text-style-name="P1" draw:layer="layout" svg:x1="18.3cm" svg:y1="16.2cm" svg:x2="18.3cm" svg:y2="14.4cm">
          <text:p/>
        </draw:line>
        <draw:line draw:style-name="gr1" draw:text-style-name="P1" draw:layer="layout" svg:x1="18.4cm" svg:y1="14.3cm" svg:x2="20.4cm" svg:y2="14.3cm">
          <text:p/>
        </draw:line>
        <draw:line draw:style-name="gr1" draw:text-style-name="P1" draw:layer="layout" svg:x1="22cm" svg:y1="17.3cm" svg:x2="22cm" svg:y2="15.661cm">
          <text:p/>
        </draw:line>
        <draw:line draw:style-name="gr1" draw:text-style-name="P1" draw:layer="layout" svg:x1="25.1cm" svg:y1="21.8cm" svg:x2="25.1cm" svg:y2="19.181cm">
          <text:p/>
        </draw:line>
        <draw:line draw:style-name="gr9" draw:text-style-name="P6" draw:layer="layout" svg:x1="15.691cm" svg:y1="13.628cm" svg:x2="15.705cm" svg:y2="14.901cm">
          <text:p/>
        </draw:line>
        <draw:line draw:style-name="gr10" draw:text-style-name="P7" draw:layer="layout" svg:x1="15.099cm" svg:y1="14.307cm" svg:x2="15.706cm" svg:y2="14.298cm">
          <text:p/>
        </draw:line>
        <draw:line draw:style-name="gr10" draw:text-style-name="P7" draw:layer="layout" svg:x1="16.6cm" svg:y1="14.3cm" svg:x2="17.4cm" svg:y2="14.3cm">
          <text:p/>
        </draw:line>
        <draw:line draw:style-name="gr1" draw:text-style-name="P1" draw:layer="layout" svg:x1="22.2cm" svg:y1="21.964cm" svg:x2="22.2cm" svg:y2="19.2cm">
          <text:p/>
        </draw:line>
        <draw:line draw:style-name="gr9" draw:text-style-name="P6" draw:layer="layout" svg:x1="16.531cm" svg:y1="13.618cm" svg:x2="16.545cm" svg:y2="14.891cm">
          <text:p/>
        </draw:line>
        <draw:line draw:style-name="gr1" draw:text-style-name="P1" draw:layer="layout" svg:x1="26.7cm" svg:y1="21.8cm" svg:x2="26.7cm" svg:y2="13.9cm">
          <text:p/>
        </draw:line>
        <draw:g>
          <draw:line draw:style-name="gr11" draw:text-style-name="P7" draw:layer="layout" svg:x1="10.286cm" svg:y1="14.3cm" svg:x2="10.469cm" svg:y2="13.947cm">
            <text:p/>
          </draw:line>
          <draw:line draw:style-name="gr11" draw:text-style-name="P7" draw:layer="layout" svg:x1="10.867cm" svg:y1="14.663cm" svg:x2="10.468cm" svg:y2="13.95cm">
            <text:p/>
          </draw:line>
          <draw:line draw:style-name="gr11" draw:text-style-name="P7" draw:layer="layout" svg:x1="11.631cm" svg:y1="14.7cm" svg:x2="12.022cm" svg:y2="13.983cm">
            <text:p/>
          </draw:line>
          <draw:line draw:style-name="gr11" draw:text-style-name="P7" draw:layer="layout" svg:x1="10.845cm" svg:y1="14.679cm" svg:x2="11.236cm" svg:y2="13.962cm">
            <text:p/>
          </draw:line>
          <draw:line draw:style-name="gr11" draw:text-style-name="P7" draw:layer="layout" svg:x1="11.651cm" svg:y1="14.696cm" svg:x2="11.252cm" svg:y2="13.983cm">
            <text:p/>
          </draw:line>
          <draw:line draw:style-name="gr11" draw:text-style-name="P7" draw:layer="layout" svg:x1="12.429cm" svg:y1="14.692cm" svg:x2="12.03cm" svg:y2="13.979cm">
            <text:p/>
          </draw:line>
          <draw:line draw:style-name="gr11" draw:text-style-name="P7" draw:layer="layout" svg:x1="12.417cm" svg:y1="14.656cm" svg:x2="12.6cm" svg:y2="14.303cm">
            <text:p/>
          </draw:line>
        </draw:g>
        <draw:line draw:style-name="gr11" draw:text-style-name="P7" draw:layer="layout" svg:x1="18.214cm" svg:y1="16.176cm" svg:x2="18.649cm" svg:y2="16.291cm">
          <text:p/>
        </draw:line>
        <draw:line draw:style-name="gr11" draw:text-style-name="P7" draw:layer="layout" svg:x1="17.825cm" svg:y1="16.698cm" svg:x2="18.65cm" svg:y2="16.291cm">
          <text:p/>
        </draw:line>
        <draw:line draw:style-name="gr11" draw:text-style-name="P7" draw:layer="layout" svg:x1="17.833cm" svg:y1="17.337cm" svg:x2="18.719cm" svg:y2="17.585cm">
          <text:p/>
        </draw:line>
        <draw:line draw:style-name="gr11" draw:text-style-name="P7" draw:layer="layout" svg:x1="17.8cm" svg:y1="16.681cm" svg:x2="18.686cm" svg:y2="16.929cm">
          <text:p/>
        </draw:line>
        <draw:line draw:style-name="gr11" draw:text-style-name="P7" draw:layer="layout" svg:x1="17.841cm" svg:y1="17.353cm" svg:x2="18.666cm" svg:y2="16.946cm">
          <text:p/>
        </draw:line>
        <draw:line draw:style-name="gr11" draw:text-style-name="P7" draw:layer="layout" svg:x1="17.901cm" svg:y1="17.997cm" svg:x2="18.726cm" svg:y2="17.59cm">
          <text:p/>
        </draw:line>
        <draw:line draw:style-name="gr11" draw:text-style-name="P7" draw:layer="layout" svg:x1="17.942cm" svg:y1="17.985cm" svg:x2="18.377cm" svg:y2="18.1cm">
          <text:p/>
        </draw:line>
        <draw:custom-shape draw:style-name="gr4" draw:text-style-name="P3" draw:layer="layout" svg:width="0.361cm" svg:height="0.433cm" svg:x="13.5cm" svg:y="1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4.89cm" svg:height="2.589cm" svg:x="6.6cm" svg:y="21.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1" draw:text-style-name="P1" draw:layer="layout" svg:x1="18.3cm" svg:y1="14.3cm" svg:x2="17.2cm" svg:y2="14.3cm">
          <text:p/>
        </draw:line>
        <draw:custom-shape draw:style-name="gr4" draw:text-style-name="P3" draw:layer="layout" svg:width="0.361cm" svg:height="0.433cm" svg:x="18.1cm" svg:y="1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20.4cm" svg:y1="14.1cm" svg:x2="21.9cm" svg:y2="13.1cm">
          <text:p/>
        </draw:line>
        <draw:line draw:style-name="gr8" draw:text-style-name="P1" draw:layer="layout" svg:x1="20.4cm" svg:y1="14.7cm" svg:x2="22cm" svg:y2="15.5cm">
          <text:p/>
        </draw:line>
        <draw:custom-shape draw:style-name="gr4" draw:text-style-name="P3" draw:layer="layout" svg:width="0.361cm" svg:height="0.433cm" svg:x="21.8cm" svg:y="1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61cm" svg:height="0.433cm" svg:x="21.8cm" svg:y="1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.645cm" svg:height="1.353cm" svg:x="11.9cm" svg:y="12.747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3" draw:text-style-name="P2" draw:layer="layout" svg:width="2.645cm" svg:height="1.353cm" svg:x="11.655cm" svg:y="12.9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3" draw:text-style-name="P2" draw:layer="layout" svg:width="3.559cm" svg:height="2.047cm" svg:x="15.241cm" svg:y="14.15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" draw:text-style-name="P2" draw:layer="layout" svg:width="3.559cm" svg:height="2.047cm" svg:x="18.7cm" svg:y="1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3" draw:text-style-name="P2" draw:layer="layout" svg:width="3.559cm" svg:height="2.047cm" svg:x="18.641cm" svg:y="15.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line draw:style-name="gr1" draw:text-style-name="P1" draw:layer="layout" svg:x1="18.4cm" svg:y1="21.9cm" svg:x2="18.4cm" svg:y2="18.1cm">
          <text:p/>
        </draw:line>
        <draw:line draw:style-name="gr11" draw:text-style-name="P7" draw:layer="layout" svg:x1="22.014cm" svg:y1="17.276cm" svg:x2="22.449cm" svg:y2="17.391cm">
          <text:p/>
        </draw:line>
        <draw:line draw:style-name="gr11" draw:text-style-name="P7" draw:layer="layout" svg:x1="21.625cm" svg:y1="17.798cm" svg:x2="22.45cm" svg:y2="17.391cm">
          <text:p/>
        </draw:line>
        <draw:line draw:style-name="gr11" draw:text-style-name="P7" draw:layer="layout" svg:x1="21.633cm" svg:y1="18.437cm" svg:x2="22.519cm" svg:y2="18.685cm">
          <text:p/>
        </draw:line>
        <draw:line draw:style-name="gr11" draw:text-style-name="P7" draw:layer="layout" svg:x1="21.6cm" svg:y1="17.781cm" svg:x2="22.486cm" svg:y2="18.029cm">
          <text:p/>
        </draw:line>
        <draw:line draw:style-name="gr11" draw:text-style-name="P7" draw:layer="layout" svg:x1="21.641cm" svg:y1="18.453cm" svg:x2="22.466cm" svg:y2="18.046cm">
          <text:p/>
        </draw:line>
        <draw:line draw:style-name="gr11" draw:text-style-name="P7" draw:layer="layout" svg:x1="21.701cm" svg:y1="19.097cm" svg:x2="22.526cm" svg:y2="18.69cm">
          <text:p/>
        </draw:line>
        <draw:line draw:style-name="gr11" draw:text-style-name="P7" draw:layer="layout" svg:x1="21.742cm" svg:y1="19.085cm" svg:x2="22.177cm" svg:y2="19.2cm">
          <text:p/>
        </draw:line>
        <draw:line draw:style-name="gr1" draw:text-style-name="P1" draw:layer="layout" svg:x1="25.1cm" svg:y1="17cm" svg:x2="25.1cm" svg:y2="15.461cm">
          <text:p/>
        </draw:line>
        <draw:line draw:style-name="gr9" draw:text-style-name="P6" draw:layer="layout" svg:x1="25.782cm" svg:y1="17.503cm" svg:x2="24.509cm" svg:y2="17.514cm">
          <text:p/>
        </draw:line>
        <draw:line draw:style-name="gr10" draw:text-style-name="P7" draw:layer="layout" svg:x1="25.104cm" svg:y1="16.909cm" svg:x2="25.112cm" svg:y2="17.516cm">
          <text:p/>
        </draw:line>
        <draw:line draw:style-name="gr10" draw:text-style-name="P7" draw:layer="layout" svg:x1="25.107cm" svg:y1="18.41cm" svg:x2="25.105cm" svg:y2="19.21cm">
          <text:p/>
        </draw:line>
        <draw:line draw:style-name="gr9" draw:text-style-name="P6" draw:layer="layout" svg:x1="25.789cm" svg:y1="18.342cm" svg:x2="24.516cm" svg:y2="18.353cm">
          <text:p/>
        </draw:line>
        <draw:line draw:style-name="gr1" draw:text-style-name="P1" draw:layer="layout" svg:x1="18.3cm" svg:y1="9.3cm" svg:x2="18.3cm" svg:y2="7cm">
          <text:p/>
        </draw:line>
        <draw:line draw:style-name="gr11" draw:text-style-name="P7" draw:layer="layout" svg:x1="18.188cm" svg:y1="9.276cm" svg:x2="18.623cm" svg:y2="9.391cm">
          <text:p/>
        </draw:line>
        <draw:line draw:style-name="gr11" draw:text-style-name="P7" draw:layer="layout" svg:x1="17.799cm" svg:y1="9.798cm" svg:x2="18.624cm" svg:y2="9.391cm">
          <text:p/>
        </draw:line>
        <draw:line draw:style-name="gr11" draw:text-style-name="P7" draw:layer="layout" svg:x1="17.807cm" svg:y1="10.437cm" svg:x2="18.693cm" svg:y2="10.685cm">
          <text:p/>
        </draw:line>
        <draw:line draw:style-name="gr11" draw:text-style-name="P7" draw:layer="layout" svg:x1="17.774cm" svg:y1="9.781cm" svg:x2="18.66cm" svg:y2="10.029cm">
          <text:p/>
        </draw:line>
        <draw:line draw:style-name="gr11" draw:text-style-name="P7" draw:layer="layout" svg:x1="17.815cm" svg:y1="10.453cm" svg:x2="18.64cm" svg:y2="10.046cm">
          <text:p/>
        </draw:line>
        <draw:line draw:style-name="gr11" draw:text-style-name="P7" draw:layer="layout" svg:x1="17.875cm" svg:y1="11.097cm" svg:x2="18.7cm" svg:y2="10.69cm">
          <text:p/>
        </draw:line>
        <draw:line draw:style-name="gr11" draw:text-style-name="P7" draw:layer="layout" svg:x1="17.916cm" svg:y1="11.085cm" svg:x2="18.351cm" svg:y2="11.2cm">
          <text:p/>
        </draw:line>
        <draw:line draw:style-name="gr1" draw:text-style-name="P1" draw:layer="layout" svg:x1="18.3cm" svg:y1="7cm" svg:x2="34cm" svg:y2="7cm">
          <text:p/>
        </draw:line>
        <draw:line draw:style-name="gr11" draw:text-style-name="P7" draw:layer="layout" svg:x1="21.988cm" svg:y1="9.276cm" svg:x2="22.423cm" svg:y2="9.391cm">
          <text:p/>
        </draw:line>
        <draw:line draw:style-name="gr11" draw:text-style-name="P7" draw:layer="layout" svg:x1="21.599cm" svg:y1="9.798cm" svg:x2="22.424cm" svg:y2="9.391cm">
          <text:p/>
        </draw:line>
        <draw:line draw:style-name="gr11" draw:text-style-name="P7" draw:layer="layout" svg:x1="21.607cm" svg:y1="10.437cm" svg:x2="22.493cm" svg:y2="10.685cm">
          <text:p/>
        </draw:line>
        <draw:line draw:style-name="gr11" draw:text-style-name="P7" draw:layer="layout" svg:x1="21.574cm" svg:y1="9.781cm" svg:x2="22.46cm" svg:y2="10.029cm">
          <text:p/>
        </draw:line>
        <draw:line draw:style-name="gr11" draw:text-style-name="P7" draw:layer="layout" svg:x1="21.615cm" svg:y1="10.453cm" svg:x2="22.44cm" svg:y2="10.046cm">
          <text:p/>
        </draw:line>
        <draw:line draw:style-name="gr11" draw:text-style-name="P7" draw:layer="layout" svg:x1="21.675cm" svg:y1="11.097cm" svg:x2="22.5cm" svg:y2="10.69cm">
          <text:p/>
        </draw:line>
        <draw:line draw:style-name="gr11" draw:text-style-name="P7" draw:layer="layout" svg:x1="21.716cm" svg:y1="11.085cm" svg:x2="22.151cm" svg:y2="11.2cm">
          <text:p/>
        </draw:line>
        <draw:line draw:style-name="gr1" draw:text-style-name="P1" draw:layer="layout" svg:x1="22cm" svg:y1="9.3cm" svg:x2="22cm" svg:y2="7cm">
          <text:p/>
        </draw:line>
        <draw:line draw:style-name="gr11" draw:text-style-name="P7" draw:layer="layout" svg:x1="27.988cm" svg:y1="8.476cm" svg:x2="28.423cm" svg:y2="8.591cm">
          <text:p/>
        </draw:line>
        <draw:line draw:style-name="gr11" draw:text-style-name="P7" draw:layer="layout" svg:x1="27.599cm" svg:y1="8.998cm" svg:x2="28.424cm" svg:y2="8.591cm">
          <text:p/>
        </draw:line>
        <draw:line draw:style-name="gr11" draw:text-style-name="P7" draw:layer="layout" svg:x1="27.607cm" svg:y1="9.637cm" svg:x2="28.493cm" svg:y2="9.885cm">
          <text:p/>
        </draw:line>
        <draw:line draw:style-name="gr11" draw:text-style-name="P7" draw:layer="layout" svg:x1="27.574cm" svg:y1="8.981cm" svg:x2="28.46cm" svg:y2="9.229cm">
          <text:p/>
        </draw:line>
        <draw:line draw:style-name="gr11" draw:text-style-name="P7" draw:layer="layout" svg:x1="27.615cm" svg:y1="9.653cm" svg:x2="28.44cm" svg:y2="9.246cm">
          <text:p/>
        </draw:line>
        <draw:line draw:style-name="gr11" draw:text-style-name="P7" draw:layer="layout" svg:x1="27.675cm" svg:y1="10.297cm" svg:x2="28.5cm" svg:y2="9.89cm">
          <text:p/>
        </draw:line>
        <draw:line draw:style-name="gr11" draw:text-style-name="P7" draw:layer="layout" svg:x1="27.716cm" svg:y1="10.285cm" svg:x2="28.151cm" svg:y2="10.4cm">
          <text:p/>
        </draw:line>
        <draw:line draw:style-name="gr1" draw:text-style-name="P1" draw:layer="layout" svg:x1="28cm" svg:y1="8.5cm" svg:x2="28cm" svg:y2="7cm">
          <text:p/>
        </draw:line>
        <draw:line draw:style-name="gr1" draw:text-style-name="P1" draw:layer="layout" svg:x1="22.1cm" svg:y1="13cm" svg:x2="25.1cm" svg:y2="13cm">
          <text:p/>
        </draw:line>
        <draw:line draw:style-name="gr8" draw:text-style-name="P1" draw:layer="layout" svg:x1="25.076cm" svg:y1="13.9cm" svg:x2="25.076cm" svg:y2="11.661cm">
          <text:p/>
        </draw:line>
        <draw:line draw:style-name="gr8" draw:text-style-name="P1" draw:layer="layout" svg:x1="25.076cm" svg:y1="12.5cm" svg:x2="26.576cm" svg:y2="11.5cm">
          <text:p/>
        </draw:line>
        <draw:line draw:style-name="gr8" draw:text-style-name="P1" draw:layer="layout" svg:x1="25.076cm" svg:y1="13.1cm" svg:x2="26.676cm" svg:y2="13.9cm">
          <text:p/>
        </draw:line>
        <draw:custom-shape draw:style-name="gr4" draw:text-style-name="P3" draw:layer="layout" svg:width="0.361cm" svg:height="0.433cm" svg:x="26.476cm" svg:y="1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6.8cm" svg:y1="11.5cm" svg:x2="31.7cm" svg:y2="11.5cm">
          <text:p/>
        </draw:line>
        <draw:line draw:style-name="gr1" draw:text-style-name="P1" draw:layer="layout" svg:x1="28.1cm" svg:y1="11.5cm" svg:x2="28.1cm" svg:y2="10.4cm">
          <text:p/>
        </draw:line>
        <draw:frame draw:style-name="gr3" draw:text-style-name="P2" draw:layer="layout" svg:width="3.559cm" svg:height="2.047cm" svg:x="23.641cm" svg:y="10.15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1" draw:text-style-name="P1" draw:layer="layout" svg:x1="31.7cm" svg:y1="17cm" svg:x2="31.691cm" svg:y2="15.482cm">
          <text:p/>
        </draw:line>
        <draw:line draw:style-name="gr1" draw:text-style-name="P1" draw:layer="layout" svg:x1="31.666cm" svg:y1="13.268cm" svg:x2="31.666cm" svg:y2="11.468cm">
          <text:p/>
        </draw:line>
        <draw:line draw:style-name="gr9" draw:text-style-name="P6" draw:layer="layout" svg:x1="32.373cm" svg:y1="13.804cm" svg:x2="31.1cm" svg:y2="13.815cm">
          <text:p/>
        </draw:line>
        <draw:line draw:style-name="gr10" draw:text-style-name="P7" draw:layer="layout" svg:x1="31.695cm" svg:y1="13.21cm" svg:x2="31.703cm" svg:y2="13.817cm">
          <text:p/>
        </draw:line>
        <draw:line draw:style-name="gr10" draw:text-style-name="P7" draw:layer="layout" svg:x1="31.698cm" svg:y1="14.711cm" svg:x2="31.696cm" svg:y2="15.511cm">
          <text:p/>
        </draw:line>
        <draw:line draw:style-name="gr9" draw:text-style-name="P6" draw:layer="layout" svg:x1="32.38cm" svg:y1="14.643cm" svg:x2="31.107cm" svg:y2="14.654cm">
          <text:p/>
        </draw:line>
        <draw:custom-shape draw:style-name="gr4" draw:text-style-name="P3" draw:layer="layout" svg:width="0.361cm" svg:height="0.433cm" svg:x="31.55cm" svg:y="16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7" draw:layer="layout" svg:x1="31.788cm" svg:y1="18.1cm" svg:x2="32.223cm" svg:y2="18.215cm">
          <text:p/>
        </draw:line>
        <draw:line draw:style-name="gr11" draw:text-style-name="P7" draw:layer="layout" svg:x1="31.399cm" svg:y1="18.622cm" svg:x2="32.224cm" svg:y2="18.215cm">
          <text:p/>
        </draw:line>
        <draw:line draw:style-name="gr11" draw:text-style-name="P7" draw:layer="layout" svg:x1="31.407cm" svg:y1="19.261cm" svg:x2="32.293cm" svg:y2="19.509cm">
          <text:p/>
        </draw:line>
        <draw:line draw:style-name="gr11" draw:text-style-name="P7" draw:layer="layout" svg:x1="31.374cm" svg:y1="18.605cm" svg:x2="32.26cm" svg:y2="18.853cm">
          <text:p/>
        </draw:line>
        <draw:line draw:style-name="gr11" draw:text-style-name="P7" draw:layer="layout" svg:x1="31.415cm" svg:y1="19.277cm" svg:x2="32.24cm" svg:y2="18.87cm">
          <text:p/>
        </draw:line>
        <draw:line draw:style-name="gr11" draw:text-style-name="P7" draw:layer="layout" svg:x1="31.475cm" svg:y1="19.921cm" svg:x2="32.3cm" svg:y2="19.514cm">
          <text:p/>
        </draw:line>
        <draw:line draw:style-name="gr11" draw:text-style-name="P7" draw:layer="layout" svg:x1="31.516cm" svg:y1="19.909cm" svg:x2="31.951cm" svg:y2="20.024cm">
          <text:p/>
        </draw:line>
        <draw:line draw:style-name="gr1" draw:text-style-name="P1" draw:layer="layout" svg:x1="31.774cm" svg:y1="18.1cm" svg:x2="31.774cm" svg:y2="17.3cm">
          <text:p/>
        </draw:line>
        <draw:line draw:style-name="gr1" draw:text-style-name="P1" draw:layer="layout" svg:x1="32cm" svg:y1="21.824cm" svg:x2="32cm" svg:y2="20cm">
          <text:p/>
        </draw:line>
        <draw:line draw:style-name="gr1" draw:text-style-name="P1" draw:layer="layout" svg:x1="34cm" svg:y1="21.8cm" svg:x2="34cm" svg:y2="11.1cm">
          <text:p/>
        </draw:line>
        <draw:custom-shape draw:style-name="gr13" draw:text-style-name="P8" draw:layer="layout" svg:width="0.361cm" svg:height="0.433cm" svg:x="36.55cm" svg:y="1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61cm" svg:height="0.433cm" svg:x="36.65cm" svg:y="2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.251cm" svg:height="2.863cm" svg:x="32.849cm" svg:y="8.337cm">
          <text:p text:style-name="P4"/>
          <text:p text:style-name="P4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4cm" svg:y1="8.5cm" svg:x2="34cm" svg:y2="7cm">
          <text:p/>
        </draw:line>
        <draw:frame draw:style-name="gr7" draw:text-style-name="P2" draw:layer="layout" svg:width="2.431cm" svg:height="3.496cm" svg:x="31.769cm" svg:y="7.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2" draw:layer="layout" svg:width="3.559cm" svg:height="2.047cm" svg:x="28.641cm" svg:y="16.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2" draw:layer="layout" svg:width="3.559cm" svg:height="2.047cm" svg:x="35.803cm" svg:y="16.30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2" draw:layer="layout" svg:width="4.89cm" svg:height="2.589cm" svg:x="35.8cm" svg:y="21.51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2" draw:layer="layout" svg:width="3.559cm" svg:height="2.047cm" svg:x="33.904cm" svg:y="8.80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2" draw:layer="layout" svg:width="2.645cm" svg:height="1.353cm" svg:x="9.6cm" svg:y="12.84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" draw:text-style-name="P2" draw:layer="layout" svg:width="2.645cm" svg:height="1.353cm" svg:x="14.3cm" svg:y="12.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" draw:text-style-name="P2" draw:layer="layout" svg:width="2.645cm" svg:height="1.353cm" svg:x="9.601cm" svg:y="12.84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2" draw:layer="layout" svg:width="2.645cm" svg:height="1.353cm" svg:x="15.5cm" svg:y="16.54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" draw:text-style-name="P2" draw:layer="layout" svg:width="2.645cm" svg:height="1.353cm" svg:x="19.2cm" svg:y="17.64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" draw:text-style-name="P2" draw:layer="layout" svg:width="2.645cm" svg:height="1.353cm" svg:x="22.301cm" svg:y="17.34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" draw:text-style-name="P2" draw:layer="layout" svg:width="2.645cm" svg:height="1.353cm" svg:x="15.4cm" svg:y="9.44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2" draw:layer="layout" svg:width="2.645cm" svg:height="1.353cm" svg:x="21.355cm" svg:y="9.447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" draw:text-style-name="P2" draw:layer="layout" svg:width="2.645cm" svg:height="1.353cm" svg:x="28.7cm" svg:y="8.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" draw:text-style-name="P2" draw:layer="layout" svg:width="2.645cm" svg:height="1.353cm" svg:x="30.155cm" svg:y="13.7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3" draw:text-style-name="P2" draw:layer="layout" svg:width="2.645cm" svg:height="1.353cm" svg:x="30.355cm" svg:y="18.747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2" draw:layer="layout" svg:width="2.645cm" svg:height="1.353cm" svg:x="20.7cm" svg:y="13.747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" draw:text-style-name="P2" draw:layer="layout" svg:width="2.645cm" svg:height="1.353cm" svg:x="25.7cm" svg:y="12.2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custom-shape draw:style-name="gr4" draw:text-style-name="P3" draw:layer="layout" svg:width="0.361cm" svg:height="0.433cm" svg:x="33.751cm" svg:y="6.7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14" draw:text-style-name="P9" draw:layer="layout" svg:width="1.101cm" svg:height="0.284cm" draw:transform="skewX (0.134041286553165) rotate (-3.1394982584874) translate (33.9646378206049cm 17.2001590877959cm)" svg:viewBox="0 0 1102 285" svg:d="M0 0c1022 1 1102 285 1102 285">
            <text:p/>
          </draw:path>
          <draw:path draw:style-name="gr14" draw:text-style-name="P9" draw:layer="layout" svg:width="1.101cm" svg:height="0.113cm" draw:transform="skewX (-0.51103240498394) rotate (-3.01837240839899) translate (35.0569992047246cm 17.0639137964476cm)" svg:viewBox="0 0 1102 114" svg:d="M1102 0c-1018 2-1102 114-1102 114">
            <text:p/>
          </draw:path>
        </draw:g>
        <draw:line draw:style-name="gr1" draw:text-style-name="P1" draw:layer="layout" svg:x1="31.8cm" svg:y1="17cm" svg:x2="32.9cm" svg:y2="1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5.3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16:37:17.591994749</meta:creation-date>
    <meta:editing-duration>PT38M42S</meta:editing-duration>
    <meta:editing-cycles>3</meta:editing-cycles>
    <meta:generator>LibreOffice/6.4.6.2$Linux_X86_64 LibreOffice_project/40$Build-2</meta:generator>
    <dc:date>2021-05-23T19:16:45.177079709</dc:date>
    <meta:document-statistic meta:object-count="144"/>
  </office:meta>
</office:document-meta>
</file>

<file path=Object 1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9a54f" officeooo:paragraph-rsid="0019a54f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</text:p>
    </office:text>
  </office:body>
</office:document-content>
</file>

<file path=Object 1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0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2259ed" officeooo:paragraph-rsid="002259ed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</text:p>
    </office:text>
  </office:body>
</office:document-content>
</file>

<file path=Object 10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1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27311f" officeooo:paragraph-rsid="0027311f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cc</text:p>
    </office:text>
  </office:body>
</office:document-content>
</file>

<file path=Object 11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2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26bac" officeooo:paragraph-rsid="00226bac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i</text:p>
    </office:text>
  </office:body>
</office:document-content>
</file>

<file path=Object 12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3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2d8f6" officeooo:paragraph-rsid="0022d8f6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</text:p>
    </office:text>
  </office:body>
</office:document-content>
</file>

<file path=Object 13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4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26bac" officeooo:paragraph-rsid="00226bac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i</text:p>
    </office:text>
  </office:body>
</office:document-content>
</file>

<file path=Object 14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5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45eec" officeooo:paragraph-rsid="00245eec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2</text:p>
    </office:text>
  </office:body>
</office:document-content>
</file>

<file path=Object 15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6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45eec" officeooo:paragraph-rsid="00245eec" style:font-size-asian="26pt" style:font-size-complex="26pt"/>
    </style:style>
    <style:style style:name="T1" style:family="text">
      <style:text-properties officeooo:rsid="0025c1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1">e</text:span></text:p>
    </office:text>
  </office:body>
</office:document-content>
</file>

<file path=Object 16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7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45eec" officeooo:paragraph-rsid="00245eec" style:font-size-asian="26pt" style:font-size-complex="26pt"/>
    </style:style>
    <style:style style:name="T1" style:family="text">
      <style:text-properties officeooo:rsid="0025c1dd"/>
    </style:style>
    <style:style style:name="T2" style:family="text">
      <style:text-properties officeooo:rsid="00274a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</text:span><text:span text:style-name="T1">e</text:span></text:p>
    </office:text>
  </office:body>
</office:document-content>
</file>

<file path=Object 17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8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45eec" officeooo:paragraph-rsid="00245eec" style:font-size-asian="26pt" style:font-size-complex="26pt"/>
    </style:style>
    <style:style style:name="T1" style:family="text">
      <style:text-properties officeooo:rsid="0025cb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1">1</text:span></text:p>
    </office:text>
  </office:body>
</office:document-content>
</file>

<file path=Object 18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9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45eec" officeooo:paragraph-rsid="00245eec" style:font-size-asian="26pt" style:font-size-complex="26pt"/>
    </style:style>
    <style:style style:name="T1" style:family="text">
      <style:text-properties officeooo:rsid="0025cbbe"/>
    </style:style>
    <style:style style:name="T2" style:family="text">
      <style:text-properties officeooo:rsid="0026ad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2">c</text:span></text:p>
    </office:text>
  </office:body>
</office:document-content>
</file>

<file path=Object 19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5b068" officeooo:paragraph-rsid="0015b068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s</text:p>
    </office:text>
  </office:body>
</office:document-content>
</file>

<file path=Object 2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0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45eec" officeooo:paragraph-rsid="00245eec" style:font-size-asian="26pt" style:font-size-complex="26pt"/>
    </style:style>
    <style:style style:name="T1" style:family="text">
      <style:text-properties officeooo:rsid="0026ad6a"/>
    </style:style>
    <style:style style:name="T2" style:family="text">
      <style:text-properties officeooo:rsid="002796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2">out</text:span></text:p>
    </office:text>
  </office:body>
</office:document-content>
</file>

<file path=Object 20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1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9a54f" officeooo:paragraph-rsid="0019a54f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Object 21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2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9a54f" officeooo:paragraph-rsid="0019a54f" style:font-size-asian="26pt" style:font-size-complex="26pt"/>
    </style:style>
    <style:style style:name="T1" style:family="text">
      <style:text-properties officeooo:rsid="001fe2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<text:span text:style-name="T1">2</text:span></text:p>
    </office:text>
  </office:body>
</office:document-content>
</file>

<file path=Object 22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3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209657" officeooo:paragraph-rsid="00209657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e</text:p>
    </office:text>
  </office:body>
</office:document-content>
</file>

<file path=Object 23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4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212734" officeooo:paragraph-rsid="00212734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l</text:p>
    </office:text>
  </office:body>
</office:document-content>
</file>

<file path=Object 24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5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8bd15" officeooo:paragraph-rsid="0028bd15" style:font-size-asian="26pt" style:font-size-complex="26pt"/>
    </style:style>
    <style:style style:name="T1" style:family="text">
      <style:text-properties officeooo:rsid="002796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</text:p>
    </office:text>
  </office:body>
</office:document-content>
</file>

<file path=Object 25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6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106802" style:font-name="Ubuntu Mono" fo:font-size="26pt" officeooo:rsid="0028c0cd" officeooo:paragraph-rsid="0028c0cd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L</text:p>
    </office:text>
  </office:body>
</office:document-content>
</file>

<file path=Object 26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7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21b113" officeooo:paragraph-rsid="0021b113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it</text:p>
    </office:text>
  </office:body>
</office:document-content>
</file>

<file path=Object 27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8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fc5c00" style:font-name="Ubuntu Mono" fo:font-size="26pt" officeooo:rsid="00245eec" officeooo:paragraph-rsid="00245eec" style:font-size-asian="26pt" style:font-size-complex="26pt"/>
    </style:style>
    <style:style style:name="T1" style:family="text">
      <style:text-properties officeooo:rsid="0026ad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C547A</text:span></text:p>
    </office:text>
  </office:body>
</office:document-content>
</file>

<file path=Object 28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9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fc5c00" style:font-name="Ubuntu Mono" fo:font-size="26pt" officeooo:rsid="0026ad6a" officeooo:paragraph-rsid="00245eec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C557A</text:p>
    </office:text>
  </office:body>
</office:document-content>
</file>

<file path=Object 29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61f55" officeooo:paragraph-rsid="00161f55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+</text:p>
      <text:p text:style-name="P1">-</text:p>
    </office:text>
  </office:body>
</office:document-content>
</file>

<file path=Object 3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23a050" officeooo:paragraph-rsid="0023a050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it2</text:p>
    </office:text>
  </office:body>
</office:document-content>
</file>

<file path=Object 4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161f55" officeooo:paragraph-rsid="00161f55" style:font-size-asian="26pt" style:font-size-complex="26pt"/>
    </style:style>
    <style:style style:name="T1" style:family="text">
      <style:text-properties officeooo:rsid="00151c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+</text:p>
      <text:p text:style-name="P1">-</text:p>
    </office:text>
  </office:body>
</office:document-content>
</file>

<file path=Object 5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2259ed" officeooo:paragraph-rsid="002259ed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</text:p>
    </office:text>
  </office:body>
</office:document-content>
</file>

<file path=Object 7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23a050" officeooo:paragraph-rsid="0023a050" style:font-size-asian="26pt" style:font-size-complex="26pt"/>
    </style:style>
    <style:style style:name="T1" style:family="text">
      <style:text-properties officeooo:rsid="002532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ut</text:span></text:p>
    </office:text>
  </office:body>
</office:document-content>
</file>

<file path=Object 8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9/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26pt" officeooo:rsid="0023a050" officeooo:paragraph-rsid="0023a050" style:font-size-asian="26pt" style:font-size-complex="26pt"/>
    </style:style>
    <style:style style:name="T1" style:family="text">
      <style:text-properties officeooo:rsid="002532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ut</text:span></text:p>
    </office:text>
  </office:body>
</office:document-content>
</file>

<file path=Object 9/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